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2.233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1e6f" officeooo:paragraph-rsid="001d06bf"/>
    </style:style>
    <style:style style:name="P2" style:family="paragraph" style:parent-style-name="Standard">
      <style:text-properties officeooo:paragraph-rsid="00181e6f"/>
    </style:style>
    <style:style style:name="P3" style:family="paragraph" style:parent-style-name="Standard">
      <style:text-properties officeooo:rsid="00183e89" officeooo:paragraph-rsid="00183e89"/>
    </style:style>
    <style:style style:name="P4" style:family="paragraph" style:parent-style-name="Standard">
      <style:text-properties officeooo:rsid="00183e89" officeooo:paragraph-rsid="001a34bb"/>
    </style:style>
    <style:style style:name="P5" style:family="paragraph" style:parent-style-name="Standard">
      <style:paragraph-properties fo:text-align="start" style:justify-single-word="false"/>
      <style:text-properties officeooo:rsid="00183e89" officeooo:paragraph-rsid="001d06bf"/>
    </style:style>
    <style:style style:name="P6" style:family="paragraph" style:parent-style-name="Standard">
      <style:text-properties officeooo:paragraph-rsid="001a34bb"/>
    </style:style>
    <style:style style:name="P7" style:family="paragraph" style:parent-style-name="Standard">
      <style:text-properties officeooo:paragraph-rsid="001b8b75"/>
    </style:style>
    <style:style style:name="P8" style:family="paragraph" style:parent-style-name="Standard">
      <style:text-properties officeooo:paragraph-rsid="001d06bf"/>
    </style:style>
    <style:style style:name="P9" style:family="paragraph" style:parent-style-name="Standard">
      <style:text-properties officeooo:paragraph-rsid="001e50eb"/>
    </style:style>
    <style:style style:name="P10" style:family="paragraph" style:parent-style-name="Standard">
      <style:text-properties officeooo:rsid="0020b942" officeooo:paragraph-rsid="0020b942"/>
    </style:style>
    <style:style style:name="P11" style:family="paragraph" style:parent-style-name="Standard">
      <style:text-properties officeooo:rsid="0023288f" officeooo:paragraph-rsid="0023288f"/>
    </style:style>
    <style:style style:name="P12" style:family="paragraph" style:parent-style-name="Standard">
      <style:text-properties officeooo:paragraph-rsid="0023288f"/>
    </style:style>
    <style:style style:name="P13" style:family="paragraph" style:parent-style-name="Table_20_Contents">
      <style:text-properties officeooo:rsid="001e8e04" officeooo:paragraph-rsid="001e8e04"/>
    </style:style>
    <style:style style:name="P14" style:family="paragraph" style:parent-style-name="Table_20_Contents">
      <style:text-properties officeooo:rsid="00207e00" officeooo:paragraph-rsid="002080f4"/>
    </style:style>
    <style:style style:name="P15" style:family="paragraph" style:parent-style-name="Table_20_Contents">
      <style:text-properties officeooo:rsid="00207e00" officeooo:paragraph-rsid="00215c89"/>
    </style:style>
    <style:style style:name="P16" style:family="paragraph" style:parent-style-name="Table_20_Contents">
      <style:text-properties officeooo:paragraph-rsid="002080f4"/>
    </style:style>
    <style:style style:name="P17" style:family="paragraph" style:parent-style-name="Table_20_Contents">
      <style:text-properties officeooo:rsid="0020b942" officeooo:paragraph-rsid="0020b942"/>
    </style:style>
    <style:style style:name="P18" style:family="paragraph" style:parent-style-name="Table_20_Contents">
      <style:text-properties officeooo:rsid="0020b942" officeooo:paragraph-rsid="00215c89"/>
    </style:style>
    <style:style style:name="P19" style:family="paragraph" style:parent-style-name="Table_20_Contents">
      <style:text-properties officeooo:paragraph-rsid="0020b942"/>
    </style:style>
    <style:style style:name="P20" style:family="paragraph" style:parent-style-name="Table_20_Contents">
      <style:text-properties officeooo:paragraph-rsid="00215c89"/>
    </style:style>
    <style:style style:name="P21" style:family="paragraph" style:parent-style-name="Table_20_Contents">
      <style:text-properties officeooo:rsid="001e8e04" officeooo:paragraph-rsid="002080f4"/>
    </style:style>
    <style:style style:name="P22" style:family="paragraph" style:parent-style-name="Table_20_Contents">
      <style:text-properties officeooo:rsid="0020b942" officeooo:paragraph-rsid="0020b942"/>
    </style:style>
    <style:style style:name="P23" style:family="paragraph" style:parent-style-name="Standard">
      <style:text-properties officeooo:rsid="00183e89" officeooo:paragraph-rsid="00183e89"/>
    </style:style>
    <style:style style:name="P24" style:family="paragraph" style:parent-style-name="Standard">
      <style:text-properties officeooo:rsid="0023288f" officeooo:paragraph-rsid="0023288f"/>
    </style:style>
    <style:style style:name="P25" style:family="paragraph" style:parent-style-name="Standard">
      <style:text-properties officeooo:rsid="00253619" officeooo:paragraph-rsid="00253619"/>
    </style:style>
    <style:style style:name="P26" style:family="paragraph" style:parent-style-name="Standard">
      <style:text-properties officeooo:paragraph-rsid="001b8b75"/>
    </style:style>
    <style:style style:name="T1" style:family="text">
      <style:text-properties officeooo:rsid="00181e6f"/>
    </style:style>
    <style:style style:name="T2" style:family="text">
      <style:text-properties officeooo:rsid="00183e89"/>
    </style:style>
    <style:style style:name="T3" style:family="text">
      <style:text-properties officeooo:rsid="001a34bb"/>
    </style:style>
    <style:style style:name="T4" style:family="text">
      <style:text-properties officeooo:rsid="001b8b7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3e89" style:font-weight-asian="bold" style:font-weight-complex="bold"/>
    </style:style>
    <style:style style:name="T7" style:family="text">
      <style:text-properties fo:font-weight="bold" officeooo:rsid="001a34bb" style:font-weight-asian="bold" style:font-weight-complex="bold"/>
    </style:style>
    <style:style style:name="T8" style:family="text">
      <style:text-properties fo:font-weight="bold" officeooo:rsid="00181e6f" style:font-weight-asian="bold" style:font-weight-complex="bold"/>
    </style:style>
    <style:style style:name="T9" style:family="text">
      <style:text-properties fo:font-weight="bold" officeooo:rsid="001b8b75" style:font-weight-asian="bold" style:font-weight-complex="bold"/>
    </style:style>
    <style:style style:name="T10" style:family="text">
      <style:text-properties fo:font-weight="bold" officeooo:rsid="001e8e04" style:font-weight-asian="bold" style:font-weight-complex="bold"/>
    </style:style>
    <style:style style:name="T11" style:family="text">
      <style:text-properties fo:font-weight="bold" officeooo:rsid="0023288f" style:font-weight-asian="bold" style:font-weight-complex="bold"/>
    </style:style>
    <style:style style:name="T12" style:family="text">
      <style:text-properties fo:font-weight="bold" officeooo:rsid="00215c89" style:font-weight-asian="bold" style:font-weight-complex="bold"/>
    </style:style>
    <style:style style:name="T13" style:family="text">
      <style:text-properties fo:font-weight="bold" fo:background-color="#00a933" loext:char-shading-value="0" style:font-weight-asian="bold" style:font-weight-complex="bold"/>
    </style:style>
    <style:style style:name="T14" style:family="text">
      <style:text-properties fo:font-weight="bold" officeooo:rsid="00183e89" fo:background-color="#00a933" loext:char-shading-value="0" style:font-weight-asian="bold" style:font-weight-complex="bold"/>
    </style:style>
    <style:style style:name="T15" style:family="text">
      <style:text-properties fo:font-weight="bold" officeooo:rsid="001e50eb" fo:background-color="#00a933" loext:char-shading-value="0" style:font-weight-asian="bold" style:font-weight-complex="bold"/>
    </style:style>
    <style:style style:name="T16" style:family="text">
      <style:text-properties fo:font-weight="bold" officeooo:rsid="00183e89" fo:background-color="#f10d0c" loext:char-shading-value="0" style:font-weight-asian="bold" style:font-weight-complex="bold"/>
    </style:style>
    <style:style style:name="T17" style:family="text">
      <style:text-properties officeooo:rsid="001e8e04" fo:background-color="#00a933" loext:char-shading-value="0"/>
    </style:style>
    <style:style style:name="T18" style:family="text">
      <style:text-properties officeooo:rsid="001e8e04"/>
    </style:style>
    <style:style style:name="T19" style:family="text">
      <style:text-properties officeooo:rsid="00215c89"/>
    </style:style>
    <style:style style:name="T20" style:family="text">
      <style:text-properties officeooo:rsid="0023288f"/>
    </style:style>
    <style:style style:name="T21" style:family="text">
      <style:text-properties officeooo:rsid="0023c9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<text:span text:style-name="T5">Requisito</text:span>: autenticação de funcionários</text:p>
          </table:table-cell>
        </table:table-row>
        <table:table-row>
          <table:table-cell table:style-name="Tabela2.A2" office:value-type="string">
            <text:p text:style-name="P8"><text:span text:style-name="T8">Descrição</text:span><text:span text:style-name="T1">: a loja precisa manter controle das transações e qual o funcionário envolvido em cada uma delas</text:span></text:p>
          </table:table-cell>
        </table:table-row>
        <table:table-row>
          <table:table-cell table:style-name="Tabela2.A2" office:value-type="string">
            <text:p text:style-name="P8"><text:span text:style-name="T8">Solução Proposta</text:span><text:span text:style-name="T1">: para acesso e/ou manipulação de algumas telas, é necessário autenticação dos funcionários, que terão acesso permitido ou recusado de acordo com seu nível de permissão</text:span></text:p>
          </table:table-cell>
        </table:table-row>
      </table:table>
      <text:p text:style-name="P2"/>
      <text:p text:style-name="P3">todos os requisitos abaixo requerem algum nível de permissão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6">Requisito</text:span><text:span text:style-name="T2">: visualização, cadastro, edição e inativação de </text:span><text:span text:style-name="T14">Produtos</text:span></text:p>
          </table:table-cell>
        </table:table-row>
        <table:table-row>
          <table:table-cell table:style-name="Tabela1.A2" office:value-type="string">
            <text:p text:style-name="P5"><text:span text:style-name="T5">Descrição</text:span>: catálogo dos produtos <text:span text:style-name="T3">com opções de filtragem baseadas nos dados do produto</text:span></text:p>
          </table:table-cell>
        </table:table-row>
        <table:table-row>
          <table:table-cell table:style-name="Tabela1.A2" office:value-type="string">
            <text:p text:style-name="P8"><text:span text:style-name="T7">Solução Proposta</text:span><text:span text:style-name="T3">: Tela de Produtos onde é possível cadastrar e vincular dados ao produto conforme (em construção):</text:span></text:p>
            <text:p text:style-name="P8"/>
            <text:p text:style-name="P8"><text:a xlink:type="simple" xlink:href="https://github.com/cindRoberta/T-picos-Especiais-de-POO/blob/master/ecommerce/produtos.md" text:style-name="Internet_20_link" text:visited-style-name="Visited_20_Internet_20_Link"><text:span text:style-name="T3">https://github.com/cindRoberta/T-picos-Especiais-de-POO/blob/master/ecommerce/produtos.md</text:span></text:a></text:p>
          </table:table-cell>
        </table:table-row>
        <table:table-row>
          <table:table-cell table:style-name="Tabela1.A2" office:value-type="string">
            <text:p text:style-name="P12"><text:span text:style-name="T11">Extras</text:span><text:span text:style-name="T20">: O produto (assim como outras entidades, mas aqui vale ressaltar) terá informações universais como NCM, especificações técnicas, fabricante, EAN-13, etc em uma página de uma API que será acessada ou por redirecionamento ou embedded na página da loja</text:span></text:p>
            <text:p text:style-name="P12"/>
            <text:p text:style-name="P11">A página e o card do produto na loja terão somente informações do produto relacionados à loja, como valor de venda, quantidade em estoque</text:p>
            <text:p text:style-name="P11"/>
            <text:p text:style-name="P11">PS: não sei se informações tributárias se encaixam na API do produto ou varia de loja pra loja</text:p>
          </table:table-cell>
        </table:table-row>
        <table:table-row>
          <table:table-cell table:style-name="Tabela1.A2" office:value-type="string">
            <text:p text:style-name="P25"><text:span text:style-name="T5">APIs</text:span>:</text:p>
            <text:p text:style-name="P25"/>
            <text:p text:style-name="P25"><text:a xlink:type="simple" xlink:href="https://cosmos.bluesoft.com.br/api" text:style-name="Internet_20_link" text:visited-style-name="Visited_20_Internet_20_Link">https://cosmos.bluesoft.com.br/api</text:a></text:p>
            <text:p text:style-name="P25"/>
            <text:p text:style-name="P25"><text:a xlink:type="simple" xlink:href="https://atendimento.tray.com.br/hc/pt-br/articles/360038967312-API-de-Produtos" text:style-name="Internet_20_link" text:visited-style-name="Visited_20_Internet_20_Link">https://atendimento.tray.com.br/hc/pt-br/articles/360038967312-API-de-Produtos</text:a></text:p>
            <text:p text:style-name="P25"/>
            <text:p text:style-name="P25"><text:a xlink:type="simple" xlink:href="http://conteudo.blog.gs1br.org/api-informacoes-produtos" text:style-name="Internet_20_link" text:visited-style-name="Visited_20_Internet_20_Link">http://conteudo.blog.gs1br.org/api-informacoes-produtos</text:a></text:p>
            <text:p text:style-name="P25"/>
            <text:p text:style-name="P25"><text:a xlink:type="simple" xlink:href="https://github.com/produtoxyz/api" text:style-name="Internet_20_link" text:visited-style-name="Visited_20_Internet_20_Link">https://github.com/produtoxyz/api</text:a></text:p>
            <text:p text:style-name="P25"/>
            <text:p text:style-name="P25"><text:a xlink:type="simple" xlink:href="https://www.tiny.com.br/ajuda/api/api2-produtos-pesquisar" text:style-name="Internet_20_link" text:visited-style-name="Visited_20_Internet_20_Link">https://www.tiny.com.br/ajuda/api/api2-produtos-pesquisar</text:a></text:p>
            <text:p text:style-name="P25"/>
            <text:p text:style-name="P25"><text:a xlink:type="simple" xlink:href="http://suporte.dupay.com.br/pt-BR/articles/3066823-api-listagem-de-produtos" text:style-name="Internet_20_link" text:visited-style-name="Visited_20_Internet_20_Link">http://suporte.dupay.com.br/pt-BR/articles/3066823-api-listagem-de-produtos</text:a></text:p>
          </table:table-cell>
        </table:table-row>
      </table:table>
      <text:p text:style-name="P3"/>
      <text:p text:style-name="P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><text:span text:style-name="T6">Requisito</text:span><text:span text:style-name="T2">: visualização, cadastro, edição e inativação de </text:span><text:span text:style-name="T14">Funcionários</text:span></text:p>
          </table:table-cell>
        </table:table-row>
        <table:table-row>
          <table:table-cell table:style-name="Tabela3.A2" office:value-type="string">
            <text:p text:style-name="P8"><text:span text:style-name="T9">Descrição</text:span><text:span text:style-name="T4">: catálogo dos Funcionários com opções de filtragem baseadas nos dados do funcionário</text:span></text:p>
          </table:table-cell>
        </table:table-row>
        <table:table-row table:style-name="Tabela3.3">
          <table:table-cell table:style-name="Tabela3.A2" office:value-type="string">
            <text:p text:style-name="P8"><text:span text:style-name="T7">Solução Proposta</text:span><text:span text:style-name="T3">: Tela de Funcionários onde é possível cadastrar e vincular dados ao funcionário conforme (em construção):</text:span></text:p>
            <text:p text:style-name="P8"/>
            <text:p text:style-name="P8"><text:a xlink:type="simple" xlink:href="https://github.com/cindRoberta/T-picos-Especiais-de-POO/blob/master/ecommerce/fisica.md" text:style-name="Internet_20_link" text:visited-style-name="Visited_20_Internet_20_Link"><text:span text:style-name="T3">https://github.com/cindRoberta/T-picos-Especiais-de-POO/blob/master/ecommerce/fisica.md</text:span></text:a></text:p>
          </table:table-cell>
        </table:table-row>
      </table:table>
      <text:p text:style-name="P6"/>
      <text:p text:style-name="P7"/>
      <text:p text:style-name="P7"/>
      <text:p text:style-name="P7"/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8"><text:span text:style-name="T6">Requisito</text:span><text:span text:style-name="T2">: visualização, cadastro, edição e inativação de </text:span><text:span text:style-name="T14">Clientes</text:span></text:p>
          </table:table-cell>
        </table:table-row>
        <table:table-row>
          <table:table-cell table:style-name="Tabela4.A2" office:value-type="string">
            <text:p text:style-name="P8"><text:span text:style-name="T9">Descrição</text:span><text:span text:style-name="T4">: catálogo dos Clientes com opções de filtragem baseadas nos dados do cliente</text:span></text:p>
          </table:table-cell>
        </table:table-row>
        <table:table-row>
          <table:table-cell table:style-name="Tabela4.A2" office:value-type="string">
            <text:p text:style-name="P8"><text:span text:style-name="T7">Solução Proposta</text:span><text:span text:style-name="T3">: Tela de Funcionários onde é possível cadastrar e vincular dados ao cliente conforme (em construção):</text:span></text:p>
            <text:p text:style-name="P8"/>
            <text:p text:style-name="P8"><text:a xlink:type="simple" xlink:href="https://github.com/cindRoberta/T-picos-Especiais-de-POO/blob/master/ecommerce/fisica.md" text:style-name="Internet_20_link" text:visited-style-name="Visited_20_Internet_20_Link"><text:span text:style-name="T3">https://github.com/cindRoberta/T-picos-Especiais-de-POO/blob/master/ecommerce/fisica.md</text:span></text:a></text:p>
            <text:p text:style-name="P8"/>
            <text:p text:style-name="P8"><text:a xlink:type="simple" xlink:href="https://github.com/cindRoberta/T-picos-Especiais-de-POO/blob/master/ecommerce/juridica.md" text:style-name="Internet_20_link" text:visited-style-name="Visited_20_Internet_20_Link">https://github.com/cindRoberta/T-picos-Especiais-de-POO/blob/master/ecommerce/juridica.md</text:a></text:p>
            <text:p text:style-name="P8"/>
          </table:table-cell>
        </table:table-row>
      </table:table>
      <text:p text:style-name="P7"/>
      <text:p text:style-name="P9"/>
      <text:p text:style-name="P9"/>
      <text:p text:style-name="P9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<text:span text:style-name="T6">Requisito</text:span><text:span text:style-name="T2">: visualização, cadastro, edição e inativação de </text:span><text:span text:style-name="T15">Fornecedores</text:span></text:p>
          </table:table-cell>
        </table:table-row>
        <table:table-row>
          <table:table-cell table:style-name="Tabela5.A2" office:value-type="string">
            <text:p text:style-name="P9"><text:span text:style-name="T9">Descrição</text:span><text:span text:style-name="T4">: catálogo dos Clientes com opções de filtragem baseadas nos dados do fornecedor</text:span></text:p>
          </table:table-cell>
        </table:table-row>
        <table:table-row>
          <table:table-cell table:style-name="Tabela5.A2" office:value-type="string">
            <text:p text:style-name="P9"><text:span text:style-name="T7">Solução Proposta</text:span><text:span text:style-name="T3">: Tela de Funcionários onde é possível cadastrar e vincular dados ao fornecedor conforme (em construção):</text:span></text:p>
            <text:p text:style-name="P9"/>
            <text:p text:style-name="P9"><text:a xlink:type="simple" xlink:href="https://github.com/cindRoberta/T-picos-Especiais-de-POO/blob/master/ecommerce/fisica.md" text:style-name="Internet_20_link" text:visited-style-name="Visited_20_Internet_20_Link"><text:span text:style-name="T3">https://github.com/cindRoberta/T-picos-Especiais-de-POO/blob/master/ecommerce/fisica.md</text:span></text:a></text:p>
            <text:p text:style-name="P9"/>
            <text:p text:style-name="P9"><text:a xlink:type="simple" xlink:href="https://github.com/cindRoberta/T-picos-Especiais-de-POO/blob/master/ecommerce/juridica.md" text:style-name="Internet_20_link" text:visited-style-name="Visited_20_Internet_20_Link">https://github.com/cindRoberta/T-picos-Especiais-de-POO/blob/master/ecommerce/juridica.md</text:a></text:p>
          </table:table-cell>
        </table:table-row>
      </table:table>
      <text:p text:style-name="Text_20_body"/>
      <text:p text:style-name="Text_20_body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3"><text:span text:style-name="T5">Requisito</text:span>: adicionar/remover produtos ao <text:span text:style-name="T13">carrinho</text:span>, concluir venda</text:p>
          </table:table-cell>
        </table:table-row>
        <table:table-row>
          <table:table-cell table:style-name="Tabela6.A2" office:value-type="string">
            <text:p text:style-name="P16"><text:span text:style-name="T10">Descrição</text:span><text:span text:style-name="T18">: Implementação de um carrinho de compras</text:span></text:p>
          </table:table-cell>
        </table:table-row>
        <table:table-row>
          <table:table-cell table:style-name="Tabela6.A2" office:value-type="string">
            <text:p text:style-name="P14"><text:span text:style-name="T5">Solução Proposta</text:span>: <text:span text:style-name="T18">produtos têm opção de serem adicionados ao carrinho e removidos, uma tela de carrinho também pode ser acessada para aumentar/diminuir a quantidade, bem como remover produtos</text:span></text:p>
            <text:p text:style-name="P16"/>
            <text:p text:style-name="P21">Ao final, calculado o frete e somado os valores dos produtos, o cliente pode se cadastrar ou logar no sistema conforme estipulado em:</text:p>
            <text:p text:style-name="P16"/>
            <text:p text:style-name="P14"><text:a xlink:type="simple" xlink:href="https://github.com/cindRoberta/carbusmobx/blob/master/documentacao/escopo%20do%20projeto%204.txt" text:style-name="Internet_20_link" text:visited-style-name="Visited_20_Internet_20_Link">https://github.com/cindRoberta/carbusmobx/blob/master/documentacao/escopo%20do%20projeto%204.txt</text:a></text:p>
            <text:p text:style-name="P14"/>
            <text:p text:style-name="P17">e escolher a forma de pagamento</text:p>
          </table:table-cell>
        </table:table-row>
        <table:table-row>
          <table:table-cell table:style-name="Tabela6.A2" office:value-type="string">
            <text:p text:style-name="P17"><text:span text:style-name="T5">Elementos associados</text:span>: <text:span text:style-name="T14">Produtos</text:span>, <text:span text:style-name="T14">Funcionário</text:span><text:span text:style-name="T16">?</text:span>, <text:span text:style-name="T14">Cliente</text:span></text:p>
          </table:table-cell>
        </table:table-row>
      </table:table>
      <text:p text:style-name="P7"/>
      <text:p text:style-name="P10">Fomas de pagamento: dinheiro, boleto, cartão de crédito, cartão de débito, parcelas</text:p>
      <text:p text:style-name="P10"/>
      <text:p text:style-name="P10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9"><text:span text:style-name="T10">Requisito</text:span><text:span text:style-name="T18">: adicionar/remover produtos do </text:span><text:span text:style-name="T17">Estoque</text:span></text:p>
          </table:table-cell>
        </table:table-row>
        <table:table-row>
          <table:table-cell table:style-name="Tabela7.A2" office:value-type="string">
            <text:p text:style-name="P20"><text:span text:style-name="T12">Descrição</text:span><text:span text:style-name="T19">: adicionar/remover produtos do Estoque</text:span></text:p>
          </table:table-cell>
        </table:table-row>
        <table:table-row>
          <table:table-cell table:style-name="Tabela7.A2" office:value-type="string">
            <text:p text:style-name="P15"><text:span text:style-name="T5">Solução Proposta</text:span>: <text:span text:style-name="T21">tela para adicionar/remover produtos do Estoque</text:span></text:p>
          </table:table-cell>
        </table:table-row>
        <table:table-row>
          <table:table-cell table:style-name="Tabela7.A2" office:value-type="string">
            <text:p text:style-name="P18"><text:span text:style-name="T5">Elementos associados</text:span>: <text:span text:style-name="T14">Produtos</text:span>, <text:span text:style-name="T14">Funcionário</text:span>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6T15:29:05.821212220</meta:creation-date>
    <dc:date>2020-10-06T18:58:10.661189491</dc:date>
    <meta:editing-duration>PT6M32S</meta:editing-duration>
    <meta:editing-cycles>3</meta:editing-cycles>
    <meta:generator>LibreOffice/6.3.6.2$Linux_X86_64 LibreOffice_project/30$Build-2</meta:generator>
    <meta:document-statistic meta:table-count="7" meta:image-count="0" meta:object-count="0" meta:page-count="3" meta:paragraph-count="44" meta:word-count="414" meta:character-count="3748" meta:non-whitespace-character-count="3378"/>
  </office:meta>
</office:document-meta>
</file>